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6.9cm" svg:x="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6.9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9cm" svg:y="4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13.9cm" svg:y="3.6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11.8cm" svg:y="6.4cm">
          <text:p text:style-name="P1"><text:span text:style-name="T1">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69cm" svg:y1="6.531cm" svg:x2="14.031cm" svg:y2="4.369cm" draw:start-shape="id1" draw:start-glue-point="11" draw:end-shape="id2" draw:end-glue-point="7" svg:d="m12569 6531 1462-2162" svg:viewBox="0 0 1463 2163">
          <text:p/>
        </draw:connector>
        <draw:frame draw:style-name="gr4" draw:text-style-name="P3" draw:layer="layout" svg:width="0.9cm" svg:height="1.05cm" svg:x="13.5cm" svg:y="5.2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19:42:11</dc:date>
    <dc:creator>Ignacio Niesz</dc:creator>
    <meta:editing-duration>PT10M44S</meta:editing-duration>
    <meta:editing-cycles>5</meta:editing-cycles>
    <meta:generator>LibreOffice/3.5$Linux_X86_64 LibreOffice_project/350m1$Build-2</meta:generator>
    <meta:document-statistic meta:object-count="7"/>
  </office:meta>
</office:document-meta>
</file>